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o1" text:anchor-type="paragraph" svg:width="18.969cm" svg:height="12.67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Standard"><draw:frame draw:style-name="fr1" draw:name="Objeto2" text:anchor-type="paragraph" svg:width="18.951cm" svg:height="12.2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><draw:frame draw:style-name="fr1" draw:name="Objeto3" text:anchor-type="paragraph" svg:width="18.607cm" svg:height="12.60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Standard"><draw:frame draw:style-name="fr1" draw:name="Objeto4" text:anchor-type="paragraph" svg:width="19.17cm" svg:height="11.75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Standard"><draw:frame draw:style-name="fr1" draw:name="Objeto5" text:anchor-type="paragraph" svg:width="19.223cm" svg:height="12.712cm" draw:z-index="4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Gómez</meta:initial-creator>
    <meta:creation-date>2012-02-02T17:14:32</meta:creation-date>
    <meta:document-statistic meta:table-count="0" meta:image-count="0" meta:object-count="5" meta:page-count="5" meta:paragraph-count="0" meta:word-count="0" meta:character-count="0" meta:non-whitespace-character-count="0"/>
    <dc:date>2012-02-02T17:18:07</dc:date>
    <dc:creator>Alejandro Gómez</dc:creator>
    <meta:editing-duration>PT3M35S</meta:editing-duration>
    <meta:editing-cycles>1</meta:editing-cycles>
    <meta:generator>LibreOffice/3.4$Linu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even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8">
      <style:chart-properties chart:symbol-type="none" chart:link-data-style-to-source="false"/>
      <style:graphic-properties svg:stroke-width="0.12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8">
      <style:chart-properties chart:symbol-type="none" chart:link-data-style-to-source="false"/>
      <style:graphic-properties svg:stroke-width="0.12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08">
      <style:chart-properties chart:symbol-type="none" chart:link-data-style-to-source="false"/>
      <style:graphic-properties svg:stroke-width="0.12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68cm" svg:height="12.678cm" xlink:href="." xlink:type="simple" chart:class="chart:line" chart:style-name="ch1">
        <chart:title svg:x="6.107cm" svg:y="0.389cm" chart:style-name="ch2">
          <text:p>Tiempo de estimación de computo</text:p>
        </chart:title>
        <chart:subtitle svg:x="8.078cm" svg:y="1.421cm" chart:style-name="ch3">
          <text:p>Modelo "Carter"</text:p>
        </chart:subtitle>
        <chart:legend chart:legend-position="end" svg:x="16.538cm" svg:y="5.542cm" style:legend-expansion="high" chart:style-name="ch4"/>
        <chart:plot-area chart:style-name="ch5" chart:data-source-has-labels="both" svg:x="1.39cm" svg:y="2.61cm" svg:width="14.391cm" svg:height="8.834cm">
          <chartooo:coordinate-region svg:x="3.414cm" svg:y="2.809cm" svg:width="12.181cm" svg:height="7.59cm"/>
          <chart:axis chart:dimension="x" chart:name="primary-x" chart:style-name="ch6" chartooo:axis-type="auto">
            <chartooo:date-scale/>
            <chart:title svg:x="7.721cm" svg:y="11.697cm" chart:style-name="ch7">
              <text:p>Iteraciones</text:p>
            </chart:title>
            <chart:categories table:cell-range-address="local-table.$A$2:.$A$51"/>
            <chart:grid chart:style-name="ch8" chart:class="major"/>
          </chart:axis>
          <chart:axis chart:dimension="y" chart:name="primary-y" chart:style-name="ch9">
            <chart:title svg:x="0.451cm" svg:y="7.878cm" chart:style-name="ch10">
              <text:p>Tiempo (s)</text:p>
            </chart:title>
            <chart:grid chart:style-name="ch8" chart:class="major"/>
          </chart:axis>
          <chart:series chart:style-name="ch11" chart:values-cell-range-address="local-table.$B$2:.$B$51" chart:label-cell-address="local-table.$B$1" chart:class="chart:line">
            <chart:data-point chart:repeated="50"/>
          </chart:series>
          <chart:series chart:style-name="ch12" chart:values-cell-range-address="local-table.$C$2:.$C$51" chart:label-cell-address="local-table.$C$1" chart:class="chart:line">
            <chart:data-point chart:repeated="50"/>
          </chart:series>
          <chart:series chart:style-name="ch13" chart:values-cell-range-address="local-table.$D$2:.$D$51" chart:label-cell-address="local-table.$D$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</table:table-cell>
              <table:table-cell office:value-type="string">
                <text:p>Python</text:p>
              </table:table-cell>
              <table:table-cell office:value-type="string">
                <text:p>Scila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0243934569880366">
                <text:p>0.000243934569880366</text:p>
              </table:table-cell>
              <table:table-cell office:value-type="float" office:value="0.000003814697265625">
                <text:p>0.000003814697265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221098074689507">
                <text:p>0.000221098074689507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290081021375954">
                <text:p>0.000290081021375954</text:p>
              </table:table-cell>
              <table:table-cell office:value-type="float" office:value="0.0000121593475341797">
                <text:p>0.0000121593475341797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355083728209138">
                <text:p>0.000355083728209138</text:p>
              </table:table-cell>
              <table:table-cell office:value-type="float" office:value="0.0000138282775878906">
                <text:p>0.000013828277587890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422021723352373">
                <text:p>0.000422021723352373</text:p>
              </table:table-cell>
              <table:table-cell office:value-type="float" office:value="0.0000159740447998047">
                <text:p>0.000015974044799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504115363582969">
                <text:p>0.000504115363582969</text:p>
              </table:table-cell>
              <table:table-cell office:value-type="float" office:value="0.0000169277191162109">
                <text:p>0.000016927719116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561929657123983">
                <text:p>0.000561929657123983</text:p>
              </table:table-cell>
              <table:table-cell office:value-type="float" office:value="0.0000200271606445312">
                <text:p>0.000020027160644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658033299259841">
                <text:p>0.000658033299259841</text:p>
              </table:table-cell>
              <table:table-cell office:value-type="float" office:value="0.0000240802764892578">
                <text:p>0.000024080276489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00727071659639478">
                <text:p>0.000727071659639478</text:p>
              </table:table-cell>
              <table:table-cell office:value-type="float" office:value="0.0000250339508056641">
                <text:p>0.0000250339508056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81606360618025">
                <text:p>0.00081606360618025</text:p>
              </table:table-cell>
              <table:table-cell office:value-type="float" office:value="0.0000259876251220703">
                <text:p>0.00002598762512207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0873992452397942">
                <text:p>0.000873992452397942</text:p>
              </table:table-cell>
              <table:table-cell office:value-type="float" office:value="0.0000278949737548828">
                <text:p>0.0000278949737548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0922966515645385">
                <text:p>0.000922966515645385</text:p>
              </table:table-cell>
              <table:table-cell office:value-type="float" office:value="0.0000300407409667969">
                <text:p>0.000030040740966796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00609729997814">
                <text:p>0.00100609729997814</text:p>
              </table:table-cell>
              <table:table-cell office:value-type="float" office:value="0.0000329017639160156">
                <text:p>0.0000329017639160156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1129432823509">
                <text:p>0.0011129432823509</text:p>
              </table:table-cell>
              <table:table-cell office:value-type="float" office:value="0.0000369548797607422">
                <text:p>0.000036954879760742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109304976649582">
                <text:p>0.00109304976649582</text:p>
              </table:table-cell>
              <table:table-cell office:value-type="float" office:value="0.0000360012054443359">
                <text:p>0.000036001205444335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18193635717034">
                <text:p>0.00118193635717034</text:p>
              </table:table-cell>
              <table:table-cell office:value-type="float" office:value="0.0000391006469726562">
                <text:p>0.000039100646972656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2250553118065">
                <text:p>0.0012250553118065</text:p>
              </table:table-cell>
              <table:table-cell office:value-type="float" office:value="0.0000410079956054688">
                <text:p>0.000041007995605468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133694906253368">
                <text:p>0.00133694906253368</text:p>
              </table:table-cell>
              <table:table-cell office:value-type="float" office:value="0.000041961669921875">
                <text:p>0.00004196166992187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139999052044004">
                <text:p>0.00139999052044004</text:p>
              </table:table-cell>
              <table:table-cell office:value-type="float" office:value="0.0000441074371337891">
                <text:p>0.000044107437133789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146003626286984">
                <text:p>0.00146003626286984</text:p>
              </table:table-cell>
              <table:table-cell office:value-type="float" office:value="0.0000479221343994141">
                <text:p>0.000047922134399414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153099733870477">
                <text:p>0.00153099733870477</text:p>
              </table:table-cell>
              <table:table-cell office:value-type="float" office:value="0.0000472068786621094">
                <text:p>0.000047206878662109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157891970593482">
                <text:p>0.00157891970593482</text:p>
              </table:table-cell>
              <table:table-cell office:value-type="float" office:value="0.0000488758087158203">
                <text:p>0.00004887580871582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161509588360786">
                <text:p>0.00161509588360786</text:p>
              </table:table-cell>
              <table:table-cell office:value-type="float" office:value="0.0000510215759277344">
                <text:p>0.000051021575927734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171710608992726">
                <text:p>0.00171710608992726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0179608899634332">
                <text:p>0.00179608899634332</text:p>
              </table:table-cell>
              <table:table-cell office:value-type="float" office:value="0.0000538825988769531">
                <text:p>0.000053882598876953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0192392233293504">
                <text:p>0.00192392233293504</text:p>
              </table:table-cell>
              <table:table-cell office:value-type="float" office:value="0.0000619888305664062">
                <text:p>0.000061988830566406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0198804854881018">
                <text:p>0.00198804854881018</text:p>
              </table:table-cell>
              <table:table-cell office:value-type="float" office:value="0.0000588893890380859">
                <text:p>0.000058889389038085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0205193250440061">
                <text:p>0.00205193250440061</text:p>
              </table:table-cell>
              <table:table-cell office:value-type="float" office:value="0.000064849853515625">
                <text:p>0.0000648498535156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0209509383421391">
                <text:p>0.00209509383421391</text:p>
              </table:table-cell>
              <table:table-cell office:value-type="float" office:value="0.0000629425048828125">
                <text:p>0.000062942504882812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222400622442365">
                <text:p>0.00222400622442365</text:p>
              </table:table-cell>
              <table:table-cell office:value-type="float" office:value="0.0000660419464111328">
                <text:p>0.00006604194641113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0218794029206038">
                <text:p>0.00218794029206038</text:p>
              </table:table-cell>
              <table:table-cell office:value-type="float" office:value="0.0000679492950439453">
                <text:p>0.000067949295043945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246401701588184">
                <text:p>0.00246401701588184</text:p>
              </table:table-cell>
              <table:table-cell office:value-type="float" office:value="0.0000669956207275391">
                <text:p>0.000066995620727539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0240109022706747">
                <text:p>0.00240109022706747</text:p>
              </table:table-cell>
              <table:table-cell office:value-type="float" office:value="0.0000691413879394531">
                <text:p>0.000069141387939453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0248188350815326">
                <text:p>0.00248188350815326</text:p>
              </table:table-cell>
              <table:table-cell office:value-type="float" office:value="0.0000729560852050781">
                <text:p>0.000072956085205078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0246488803531975">
                <text:p>0.00246488803531975</text:p>
              </table:table-cell>
              <table:table-cell office:value-type="float" office:value="0.0000791549682617187">
                <text:p>0.000079154968261718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0255699164699763">
                <text:p>0.00255699164699763</text:p>
              </table:table-cell>
              <table:table-cell office:value-type="float" office:value="0.0000751018524169922">
                <text:p>0.000075101852416992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00266206299420446">
                <text:p>0.00266206299420446</text:p>
              </table:table-cell>
              <table:table-cell office:value-type="float" office:value="0.0000770092010498047">
                <text:p>0.000077009201049804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00273911887779832">
                <text:p>0.00273911887779832</text:p>
              </table:table-cell>
              <table:table-cell office:value-type="float" office:value="0.0000870227813720703">
                <text:p>0.00008702278137207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0279401370789856">
                <text:p>0.00279401370789856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292389874812216">
                <text:p>0.00292389874812216</text:p>
              </table:table-cell>
              <table:table-cell office:value-type="float" office:value="0.0000820159912109375">
                <text:p>0.000082015991210937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00291500706225634">
                <text:p>0.00291500706225634</text:p>
              </table:table-cell>
              <table:table-cell office:value-type="float" office:value="0.0000951290130615234">
                <text:p>0.000095129013061523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00314891757443547">
                <text:p>0.00314891757443547</text:p>
              </table:table-cell>
              <table:table-cell office:value-type="float" office:value="0.0000858306884765625">
                <text:p>0.000085830688476562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0316895148716867">
                <text:p>0.00316895148716867</text:p>
              </table:table-cell>
              <table:table-cell office:value-type="float" office:value="0.0000889301300048828">
                <text:p>0.0000889301300048828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00316588080022484">
                <text:p>0.00316588080022484</text:p>
              </table:table-cell>
              <table:table-cell office:value-type="float" office:value="0.0000920295715332031">
                <text:p>0.0000920295715332031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00321607943624258">
                <text:p>0.00321607943624258</text:p>
              </table:table-cell>
              <table:table-cell office:value-type="float" office:value="0.0000929832458496094">
                <text:p>0.000092983245849609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00333991681691259">
                <text:p>0.00333991681691259</text:p>
              </table:table-cell>
              <table:table-cell office:value-type="float" office:value="0.0000941753387451172">
                <text:p>0.000094175338745117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0329494476318359">
                <text:p>0.00329494476318359</text:p>
              </table:table-cell>
              <table:table-cell office:value-type="float" office:value="0.0000960826873779297">
                <text:p>0.000096082687377929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332292052917182">
                <text:p>0.00332292052917182</text:p>
              </table:table-cell>
              <table:table-cell office:value-type="float" office:value="0.000105142593383789">
                <text:p>0.00010514259338378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00347908679395914">
                <text:p>0.00347908679395914</text:p>
              </table:table-cell>
              <table:table-cell office:value-type="float" office:value="0.000100135803222656">
                <text:p>0.00010013580322265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35228815395385">
                <text:p>0.0035228815395385</text:p>
              </table:table-cell>
              <table:table-cell office:value-type="float" office:value="0.000108957290649414">
                <text:p>0.000108957290649414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9.77462959289551pt" style:font-size-asian="9.77462959289551pt" style:font-size-complex="9.77462959289551pt"/>
    </style:style>
    <style:style style:name="ch3" style:family="chart">
      <style:chart-properties chart:auto-position="true" chart:scale-text="true"/>
      <style:text-properties fo:font-size="8.27084064483643pt" style:font-size-asian="8.27084064483643pt" style:font-size-complex="8.27084064483643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7.51894617080689pt" style:font-size-asian="7.51894617080689pt" style:font-size-complex="7.51894617080689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link-data-style-to-source="false" chart:axis-position="0"/>
      <style:graphic-properties svg:stroke-color="#b3b3b3"/>
      <style:text-properties fo:font-size="7.51894617080689pt" style:font-size-asian="7.51894617080689pt" style:font-size-complex="7.51894617080689pt"/>
    </style:style>
    <style:style style:name="ch7" style:family="chart">
      <style:chart-properties chart:auto-position="true" chart:scale-text="true" style:rotation-angle="0"/>
      <style:text-properties fo:font-size="6.76705169677734pt" style:font-size-asian="6.76705169677734pt" style:font-size-complex="6.7670516967773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7.51894617080689pt" style:font-size-asian="7.51894617080689pt" style:font-size-complex="7.51894617080689pt"/>
    </style:style>
    <style:style style:name="ch10" style:family="chart">
      <style:chart-properties chart:auto-position="true" chart:scale-text="true" style:rotation-angle="90"/>
      <style:text-properties fo:font-size="6.76705169677734pt" style:font-size-asian="6.76705169677734pt" style:font-size-complex="6.76705169677734pt"/>
    </style:style>
    <style:style style:name="ch11" style:family="chart" style:data-style-name="N0">
      <style:chart-properties chart:symbol-type="none" chart:link-data-style-to-source="false"/>
      <style:graphic-properties svg:stroke-width="0.12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false"/>
      <style:graphic-properties svg:stroke-width="0.12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12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95cm" svg:height="12.23cm" xlink:href="." xlink:type="simple" chart:class="chart:line" chart:style-name="ch1">
        <chart:title svg:x="6.78cm" svg:y="0.38cm" chart:style-name="ch2">
          <text:p>Tiempo de estimación de computo</text:p>
        </chart:title>
        <chart:subtitle svg:x="8.35cm" svg:y="1.229cm" chart:style-name="ch3">
          <text:p>Modelo "KalkerL"</text:p>
        </chart:subtitle>
        <chart:legend chart:legend-position="end" svg:x="16.737cm" svg:y="5.477cm" style:legend-expansion="high" chart:style-name="ch4"/>
        <chart:plot-area chart:style-name="ch5" chart:data-source-has-labels="both" svg:x="1.239cm" svg:y="2.212cm" svg:width="14.741cm" svg:height="8.944cm">
          <chartooo:coordinate-region svg:x="1.887cm" svg:y="2.358cm" svg:width="13.932cm" svg:height="7.965cm"/>
          <chart:axis chart:dimension="x" chart:name="primary-x" chart:style-name="ch6" chartooo:axis-type="auto">
            <chartooo:date-scale/>
            <chart:title svg:x="7.957cm" svg:y="11.401cm" chart:style-name="ch7">
              <text:p>Iteraciones</text:p>
            </chart:title>
            <chart:categories table:cell-range-address="local-table.$A$2:.$A$51"/>
            <chart:grid chart:style-name="ch8" chart:class="major"/>
          </chart:axis>
          <chart:axis chart:dimension="y" chart:name="primary-y" chart:style-name="ch9">
            <chart:title svg:x="0.451cm" svg:y="7.309cm" chart:style-name="ch10">
              <text:p>Tiempo (s)</text:p>
            </chart:title>
            <chart:grid chart:style-name="ch8" chart:class="major"/>
          </chart:axis>
          <chart:series chart:style-name="ch11" chart:values-cell-range-address="local-table.$B$2:.$B$51" chart:label-cell-address="local-table.$B$1" chart:class="chart:line">
            <chart:data-point chart:repeated="50"/>
          </chart:series>
          <chart:series chart:style-name="ch12" chart:values-cell-range-address="local-table.$C$2:.$C$51" chart:label-cell-address="local-table.$C$1" chart:class="chart:line">
            <chart:data-point chart:repeated="50"/>
          </chart:series>
          <chart:series chart:style-name="ch13" chart:values-cell-range-address="local-table.$D$2:.$D$51" chart:label-cell-address="local-table.$D$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</table:table-cell>
              <table:table-cell office:value-type="string">
                <text:p>Python</text:p>
              </table:table-cell>
              <table:table-cell office:value-type="string">
                <text:p>Scila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865405157674104">
                <text:p>0.00865405157674104</text:p>
              </table:table-cell>
              <table:table-cell office:value-type="float" office:value="0.00000214576721191406">
                <text:p>0.0000021457672119140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64840104989708">
                <text:p>0.0164840104989708</text:p>
              </table:table-cell>
              <table:table-cell office:value-type="float" office:value="0.00361013412475586">
                <text:p>0.0036101341247558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45149051770568">
                <text:p>0.0245149051770568</text:p>
              </table:table-cell>
              <table:table-cell office:value-type="float" office:value="0.00649499893188477">
                <text:p>0.0064949989318847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28141044592485">
                <text:p>0.0328141044592485</text:p>
              </table:table-cell>
              <table:table-cell office:value-type="float" office:value="0.00967097282409668">
                <text:p>0.00967097282409668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08798941643909">
                <text:p>0.0408798941643909</text:p>
              </table:table-cell>
              <table:table-cell office:value-type="float" office:value="0.0130069255828857">
                <text:p>0.0130069255828857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489268860546872">
                <text:p>0.0489268860546872</text:p>
              </table:table-cell>
              <table:table-cell office:value-type="float" office:value="0.0160720348358154">
                <text:p>0.016072034835815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7236002990976">
                <text:p>0.057236002990976</text:p>
              </table:table-cell>
              <table:table-cell office:value-type="float" office:value="0.0193331241607666">
                <text:p>0.0193331241607666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53791165677831">
                <text:p>0.0653791165677831</text:p>
              </table:table-cell>
              <table:table-cell office:value-type="float" office:value="0.0222890377044678">
                <text:p>0.022289037704467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35240204958245">
                <text:p>0.0735240204958245</text:p>
              </table:table-cell>
              <table:table-cell office:value-type="float" office:value="0.0252759456634521">
                <text:p>0.0252759456634521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19130821619183">
                <text:p>0.0819130821619183</text:p>
              </table:table-cell>
              <table:table-cell office:value-type="float" office:value="0.0287301540374756">
                <text:p>0.0287301540374756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03100753203034">
                <text:p>0.0903100753203034</text:p>
              </table:table-cell>
              <table:table-cell office:value-type="float" office:value="0.0317058563232422">
                <text:p>0.0317058563232422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980770741589368">
                <text:p>0.0980770741589368</text:p>
              </table:table-cell>
              <table:table-cell office:value-type="float" office:value="0.0347111225128174">
                <text:p>0.0347111225128174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06575043173507">
                <text:p>0.106575043173507</text:p>
              </table:table-cell>
              <table:table-cell office:value-type="float" office:value="0.0381710529327393">
                <text:p>0.0381710529327393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4188031293452">
                <text:p>0.114188031293452</text:p>
              </table:table-cell>
              <table:table-cell office:value-type="float" office:value="0.0415558815002441">
                <text:p>0.0415558815002441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18151012458838">
                <text:p>0.118151012458838</text:p>
              </table:table-cell>
              <table:table-cell office:value-type="float" office:value="0.0442619323730469">
                <text:p>0.0442619323730469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26455929363146">
                <text:p>0.126455929363146</text:p>
              </table:table-cell>
              <table:table-cell office:value-type="float" office:value="0.0476582050323486">
                <text:p>0.0476582050323486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34381994022988">
                <text:p>0.134381994022988</text:p>
              </table:table-cell>
              <table:table-cell office:value-type="float" office:value="0.0508799552917481">
                <text:p>0.0508799552917481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42764069372788">
                <text:p>0.142764069372788</text:p>
              </table:table-cell>
              <table:table-cell office:value-type="float" office:value="0.0537781715393066">
                <text:p>0.0537781715393066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52163022547029">
                <text:p>0.152163022547029</text:p>
              </table:table-cell>
              <table:table-cell office:value-type="float" office:value="0.0567359924316406">
                <text:p>0.0567359924316406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1245086230338">
                <text:p>0.161245086230338</text:p>
              </table:table-cell>
              <table:table-cell office:value-type="float" office:value="0.0601849555969238">
                <text:p>0.0601849555969238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67935044970363">
                <text:p>0.167935044970363</text:p>
              </table:table-cell>
              <table:table-cell office:value-type="float" office:value="0.0631210803985596">
                <text:p>0.063121080398559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75120091531426">
                <text:p>0.175120091531426</text:p>
              </table:table-cell>
              <table:table-cell office:value-type="float" office:value="0.0665130615234375">
                <text:p>0.0665130615234375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82643981766887">
                <text:p>0.182643981766887</text:p>
              </table:table-cell>
              <table:table-cell office:value-type="float" office:value="0.0697829723358154">
                <text:p>0.0697829723358154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2724995082244">
                <text:p>0.192724995082244</text:p>
              </table:table-cell>
              <table:table-cell office:value-type="float" office:value="0.0726730823516846">
                <text:p>0.0726730823516846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2838015044108">
                <text:p>0.202838015044108</text:p>
              </table:table-cell>
              <table:table-cell office:value-type="float" office:value="0.075922966003418">
                <text:p>0.075922966003418</text:p>
              </table:table-cell>
              <table:table-cell office:value-type="float" office:value="0.327">
                <text:p>0.32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08237056154758">
                <text:p>0.208237056154758</text:p>
              </table:table-cell>
              <table:table-cell office:value-type="float" office:value="0.0790059566497803">
                <text:p>0.0790059566497803</text:p>
              </table:table-cell>
              <table:table-cell office:value-type="float" office:value="0.341">
                <text:p>0.34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17023047734983">
                <text:p>0.217023047734983</text:p>
              </table:table-cell>
              <table:table-cell office:value-type="float" office:value="0.0823581218719482">
                <text:p>0.0823581218719482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24693889729679">
                <text:p>0.224693889729679</text:p>
              </table:table-cell>
              <table:table-cell office:value-type="float" office:value="0.0856308937072754">
                <text:p>0.0856308937072754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33727897400968">
                <text:p>0.233727897400968</text:p>
              </table:table-cell>
              <table:table-cell office:value-type="float" office:value="0.0885109901428223">
                <text:p>0.0885109901428223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39723017322831">
                <text:p>0.239723017322831</text:p>
              </table:table-cell>
              <table:table-cell office:value-type="float" office:value="0.0914371013641357">
                <text:p>0.0914371013641357</text:p>
              </table:table-cell>
              <table:table-cell office:value-type="float" office:value="0.393">
                <text:p>0.3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49449998955242">
                <text:p>0.249449998955242</text:p>
              </table:table-cell>
              <table:table-cell office:value-type="float" office:value="0.0947649478912354">
                <text:p>0.0947649478912354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59944995283149">
                <text:p>0.259944995283149</text:p>
              </table:table-cell>
              <table:table-cell office:value-type="float" office:value="0.0991561412811279">
                <text:p>0.0991561412811279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67282048938796">
                <text:p>0.267282048938796</text:p>
              </table:table-cell>
              <table:table-cell office:value-type="float" office:value="0.103191137313843">
                <text:p>0.103191137313843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8039297205396">
                <text:p>0.28039297205396</text:p>
              </table:table-cell>
              <table:table-cell office:value-type="float" office:value="0.105934143066406">
                <text:p>0.105934143066406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86901950719766">
                <text:p>0.286901950719766</text:p>
              </table:table-cell>
              <table:table-cell office:value-type="float" office:value="0.109309911727905">
                <text:p>0.10930991172790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93765978305601">
                <text:p>0.293765978305601</text:p>
              </table:table-cell>
              <table:table-cell office:value-type="float" office:value="0.112591028213501">
                <text:p>0.112591028213501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01077953423373">
                <text:p>0.301077953423373</text:p>
              </table:table-cell>
              <table:table-cell office:value-type="float" office:value="0.115511178970337">
                <text:p>0.115511178970337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08879099437036">
                <text:p>0.308879099437036</text:p>
              </table:table-cell>
              <table:table-cell office:value-type="float" office:value="0.11832594871521">
                <text:p>0.11832594871521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15023966017179">
                <text:p>0.315023966017179</text:p>
              </table:table-cell>
              <table:table-cell office:value-type="float" office:value="0.121635913848877">
                <text:p>0.121635913848877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24983005644754">
                <text:p>0.324983005644754</text:p>
              </table:table-cell>
              <table:table-cell office:value-type="float" office:value="0.124688863754272">
                <text:p>0.124688863754272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3288008114323">
                <text:p>0.33288008114323</text:p>
              </table:table-cell>
              <table:table-cell office:value-type="float" office:value="0.126917123794556">
                <text:p>0.126917123794556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340063103009015">
                <text:p>0.340063103009015</text:p>
              </table:table-cell>
              <table:table-cell office:value-type="float" office:value="0.129975080490112">
                <text:p>0.129975080490112</text:p>
              </table:table-cell>
              <table:table-cell office:value-type="float" office:value="0.551">
                <text:p>0.55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42434109770693">
                <text:p>0.342434109770693</text:p>
              </table:table-cell>
              <table:table-cell office:value-type="float" office:value="0.133076906204224">
                <text:p>0.133076906204224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52783992770128">
                <text:p>0.352783992770128</text:p>
              </table:table-cell>
              <table:table-cell office:value-type="float" office:value="0.136240005493164">
                <text:p>0.136240005493164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63897885079496">
                <text:p>0.363897885079496</text:p>
              </table:table-cell>
              <table:table-cell office:value-type="float" office:value="0.139190912246704">
                <text:p>0.139190912246704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71245936839841">
                <text:p>0.371245936839841</text:p>
              </table:table-cell>
              <table:table-cell office:value-type="float" office:value="0.142601013183594">
                <text:p>0.142601013183594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79318933235481">
                <text:p>0.379318933235481</text:p>
              </table:table-cell>
              <table:table-cell office:value-type="float" office:value="0.14596700668335">
                <text:p>0.14596700668335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387230106745847">
                <text:p>0.387230106745847</text:p>
              </table:table-cell>
              <table:table-cell office:value-type="float" office:value="0.148850917816162">
                <text:p>0.14885091781616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389768062508665">
                <text:p>0.389768062508665</text:p>
              </table:table-cell>
              <table:table-cell office:value-type="float" office:value="0.151819944381714">
                <text:p>0.151819944381714</text:p>
              </table:table-cell>
              <table:table-cell office:value-type="float" office:value="0.633">
                <text:p>0.6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99627034552395">
                <text:p>0.399627034552395</text:p>
              </table:table-cell>
              <table:table-cell office:value-type="float" office:value="0.154984951019287">
                <text:p>0.154984951019287</text:p>
              </table:table-cell>
              <table:table-cell office:value-type="float" office:value="0.645">
                <text:p>0.6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9.59770679473877pt" style:font-size-asian="9.59770679473877pt" style:font-size-complex="9.59770679473877pt"/>
    </style:style>
    <style:style style:name="ch3" style:family="chart">
      <style:chart-properties chart:auto-position="true" chart:scale-text="true"/>
      <style:text-properties fo:font-size="8.12113666534424pt" style:font-size-asian="8.12113666534424pt" style:font-size-complex="8.12113666534424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7.38285112380981pt" style:font-size-asian="7.38285112380981pt" style:font-size-complex="7.38285112380981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link-data-style-to-source="false" chart:axis-position="0"/>
      <style:graphic-properties svg:stroke-color="#b3b3b3"/>
      <style:text-properties fo:font-size="7.38285112380981pt" style:font-size-asian="7.38285112380981pt" style:font-size-complex="7.38285112380981pt"/>
    </style:style>
    <style:style style:name="ch7" style:family="chart">
      <style:chart-properties chart:auto-position="true" chart:scale-text="true" style:rotation-angle="0"/>
      <style:text-properties fo:font-size="6.64456605911255pt" style:font-size-asian="6.64456605911255pt" style:font-size-complex="6.64456605911255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7.38285112380981pt" style:font-size-asian="7.38285112380981pt" style:font-size-complex="7.38285112380981pt"/>
    </style:style>
    <style:style style:name="ch10" style:family="chart">
      <style:chart-properties chart:auto-position="true" chart:scale-text="true" style:rotation-angle="90"/>
      <style:text-properties fo:font-size="6.64456605911255pt" style:font-size-asian="6.64456605911255pt" style:font-size-complex="6.64456605911255pt"/>
    </style:style>
    <style:style style:name="ch11" style:family="chart" style:data-style-name="N0">
      <style:chart-properties chart:symbol-type="none" chart:link-data-style-to-source="false"/>
      <style:graphic-properties svg:stroke-width="0.12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false"/>
      <style:graphic-properties svg:stroke-width="0.12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12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07cm" svg:height="12.602cm" xlink:href="." xlink:type="simple" chart:class="chart:line" chart:style-name="ch1">
        <chart:title svg:x="6.609cm" svg:y="0.388cm" chart:style-name="ch2">
          <text:p>Tiempo de estimación de computo</text:p>
        </chart:title>
        <chart:subtitle svg:x="8.167cm" svg:y="1.241cm" chart:style-name="ch3">
          <text:p>Modelo "KalkerS"</text:p>
        </chart:subtitle>
        <chart:legend chart:legend-position="end" svg:x="16.394cm" svg:y="5.663cm" style:legend-expansion="high" chart:style-name="ch4"/>
        <chart:plot-area chart:style-name="ch5" chart:data-source-has-labels="both" svg:x="1.23cm" svg:y="2.236cm" svg:width="14.421cm" svg:height="9.286cm">
          <chartooo:coordinate-region svg:x="1.957cm" svg:y="2.382cm" svg:width="13.534cm" svg:height="8.307cm"/>
          <chart:axis chart:dimension="x" chart:name="primary-x" chart:style-name="ch6" chartooo:axis-type="auto">
            <chartooo:date-scale/>
            <chart:title svg:x="7.788cm" svg:y="11.775cm" chart:style-name="ch7">
              <text:p>Iteraciones</text:p>
            </chart:title>
            <chart:categories table:cell-range-address="local-table.$A$2:.$A$51"/>
            <chart:grid chart:style-name="ch8" chart:class="major"/>
          </chart:axis>
          <chart:axis chart:dimension="y" chart:name="primary-y" chart:style-name="ch9">
            <chart:title svg:x="0.451cm" svg:y="7.504cm" chart:style-name="ch10">
              <text:p>Tiempo (s)</text:p>
            </chart:title>
            <chart:grid chart:style-name="ch8" chart:class="major"/>
          </chart:axis>
          <chart:series chart:style-name="ch11" chart:values-cell-range-address="local-table.$B$2:.$B$51" chart:label-cell-address="local-table.$B$1" chart:class="chart:line">
            <chart:data-point chart:repeated="50"/>
          </chart:series>
          <chart:series chart:style-name="ch12" chart:values-cell-range-address="local-table.$C$2:.$C$51" chart:label-cell-address="local-table.$C$1" chart:class="chart:line">
            <chart:data-point chart:repeated="50"/>
          </chart:series>
          <chart:series chart:style-name="ch13" chart:values-cell-range-address="local-table.$D$2:.$D$51" chart:label-cell-address="local-table.$D$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</table:table-cell>
              <table:table-cell office:value-type="string">
                <text:p>Python</text:p>
              </table:table-cell>
              <table:table-cell office:value-type="string">
                <text:p>Scila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.24191905255429">
                <text:p>2.24191905255429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8060410013422">
                <text:p>4.58060410013422</text:p>
              </table:table-cell>
              <table:table-cell office:value-type="float" office:value="1.07937598228455">
                <text:p>1.07937598228455</text:p>
              </table:table-cell>
              <table:table-cell office:value-type="float" office:value="1.071">
                <text:p>1.07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83986211032607">
                <text:p>6.83986211032607</text:p>
              </table:table-cell>
              <table:table-cell office:value-type="float" office:value="2.16703581809998">
                <text:p>2.16703581809998</text:p>
              </table:table-cell>
              <table:table-cell office:value-type="float" office:value="1.615">
                <text:p>1.61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.11553404456936">
                <text:p>9.11553404456936</text:p>
              </table:table-cell>
              <table:table-cell office:value-type="float" office:value="3.24780511856079">
                <text:p>3.24780511856079</text:p>
              </table:table-cell>
              <table:table-cell office:value-type="float" office:value="2.137">
                <text:p>2.13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.1939110480016">
                <text:p>11.1939110480016</text:p>
              </table:table-cell>
              <table:table-cell office:value-type="float" office:value="4.3569769859314">
                <text:p>4.356976985931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.7009549358627">
                <text:p>13.7009549358627</text:p>
              </table:table-cell>
              <table:table-cell office:value-type="float" office:value="5.44565105438232">
                <text:p>5.44565105438232</text:p>
              </table:table-cell>
              <table:table-cell office:value-type="float" office:value="3.252">
                <text:p>3.25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6.0365579733625">
                <text:p>16.0365579733625</text:p>
              </table:table-cell>
              <table:table-cell office:value-type="float" office:value="6.48713779449463">
                <text:p>6.48713779449463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8.1824820393231">
                <text:p>18.1824820393231</text:p>
              </table:table-cell>
              <table:table-cell office:value-type="float" office:value="7.61553907394409">
                <text:p>7.61553907394409</text:p>
              </table:table-cell>
              <table:table-cell office:value-type="float" office:value="4.343">
                <text:p>4.34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0.5854499486741">
                <text:p>20.5854499486741</text:p>
              </table:table-cell>
              <table:table-cell office:value-type="float" office:value="8.65385890007019">
                <text:p>8.65385890007019</text:p>
              </table:table-cell>
              <table:table-cell office:value-type="float" office:value="4.854">
                <text:p>4.8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2.8816070606699">
                <text:p>22.8816070606699</text:p>
              </table:table-cell>
              <table:table-cell office:value-type="float" office:value="9.73317289352417">
                <text:p>9.73317289352417</text:p>
              </table:table-cell>
              <table:table-cell office:value-type="float" office:value="5.364">
                <text:p>5.3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5.021061050822">
                <text:p>25.021061050822</text:p>
              </table:table-cell>
              <table:table-cell office:value-type="float" office:value="10.9019751548767">
                <text:p>10.9019751548767</text:p>
              </table:table-cell>
              <table:table-cell office:value-type="float" office:value="5.953">
                <text:p>5.95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.3800679419655">
                <text:p>27.3800679419655</text:p>
              </table:table-cell>
              <table:table-cell office:value-type="float" office:value="11.9697890281677">
                <text:p>11.9697890281677</text:p>
              </table:table-cell>
              <table:table-cell office:value-type="float" office:value="6.457">
                <text:p>6.4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9.6461649574339">
                <text:p>29.6461649574339</text:p>
              </table:table-cell>
              <table:table-cell office:value-type="float" office:value="12.9987859725952">
                <text:p>12.9987859725952</text:p>
              </table:table-cell>
              <table:table-cell office:value-type="float" office:value="7.012">
                <text:p>7.01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1.6634150019381">
                <text:p>31.6634150019381</text:p>
              </table:table-cell>
              <table:table-cell office:value-type="float" office:value="14.1143300533295">
                <text:p>14.1143300533295</text:p>
              </table:table-cell>
              <table:table-cell office:value-type="float" office:value="7.584">
                <text:p>7.5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3.9088688968914">
                <text:p>33.9088688968914</text:p>
              </table:table-cell>
              <table:table-cell office:value-type="float" office:value="15.2103159427643">
                <text:p>15.2103159427643</text:p>
              </table:table-cell>
              <table:table-cell office:value-type="float" office:value="8.086">
                <text:p>8.08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6.2710031183669">
                <text:p>36.2710031183669</text:p>
              </table:table-cell>
              <table:table-cell office:value-type="float" office:value="16.3344831466675">
                <text:p>16.3344831466675</text:p>
              </table:table-cell>
              <table:table-cell office:value-type="float" office:value="8.677">
                <text:p>8.677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8.3629030104494">
                <text:p>38.3629030104494</text:p>
              </table:table-cell>
              <table:table-cell office:value-type="float" office:value="17.432186126709">
                <text:p>17.432186126709</text:p>
              </table:table-cell>
              <table:table-cell office:value-type="float" office:value="9.155">
                <text:p>9.1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.2522309044143">
                <text:p>38.2522309044143</text:p>
              </table:table-cell>
              <table:table-cell office:value-type="float" office:value="18.443540096283">
                <text:p>18.443540096283</text:p>
              </table:table-cell>
              <table:table-cell office:value-type="float" office:value="9.677">
                <text:p>9.67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0.3990459203487">
                <text:p>40.3990459203487</text:p>
              </table:table-cell>
              <table:table-cell office:value-type="float" office:value="19.5291130542755">
                <text:p>19.5291130542755</text:p>
              </table:table-cell>
              <table:table-cell office:value-type="float" office:value="10.193">
                <text:p>10.1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.8351019051625">
                <text:p>41.8351019051625</text:p>
              </table:table-cell>
              <table:table-cell office:value-type="float" office:value="20.6987340450287">
                <text:p>20.6987340450287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4.286977076903">
                <text:p>44.286977076903</text:p>
              </table:table-cell>
              <table:table-cell office:value-type="float" office:value="21.7594730854034">
                <text:p>21.7594730854034</text:p>
              </table:table-cell>
              <table:table-cell office:value-type="float" office:value="11.313">
                <text:p>11.3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6.1369080948643">
                <text:p>46.1369080948643</text:p>
              </table:table-cell>
              <table:table-cell office:value-type="float" office:value="22.8401010036468">
                <text:p>22.8401010036468</text:p>
              </table:table-cell>
              <table:table-cell office:value-type="float" office:value="11.84">
                <text:p>11.8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7.6011429715436">
                <text:p>47.6011429715436</text:p>
              </table:table-cell>
              <table:table-cell office:value-type="float" office:value="23.8711290359497">
                <text:p>23.8711290359497</text:p>
              </table:table-cell>
              <table:table-cell office:value-type="float" office:value="12.343">
                <text:p>12.3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0.4752279320965">
                <text:p>50.4752279320965</text:p>
              </table:table-cell>
              <table:table-cell office:value-type="float" office:value="24.9404320716858">
                <text:p>24.9404320716858</text:p>
              </table:table-cell>
              <table:table-cell office:value-type="float" office:value="12.901">
                <text:p>12.90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2.3423670439515">
                <text:p>52.3423670439515</text:p>
              </table:table-cell>
              <table:table-cell office:value-type="float" office:value="26.107088804245">
                <text:p>26.107088804245</text:p>
              </table:table-cell>
              <table:table-cell office:value-type="float" office:value="13.445">
                <text:p>13.445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4.3915719572688">
                <text:p>54.3915719572688</text:p>
              </table:table-cell>
              <table:table-cell office:value-type="float" office:value="27.1499109268188">
                <text:p>27.1499109268188</text:p>
              </table:table-cell>
              <table:table-cell office:value-type="float" office:value="13.997">
                <text:p>13.99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6.6172970321495">
                <text:p>56.6172970321495</text:p>
              </table:table-cell>
              <table:table-cell office:value-type="float" office:value="28.4098010063171">
                <text:p>28.4098010063171</text:p>
              </table:table-cell>
              <table:table-cell office:value-type="float" office:value="14.456">
                <text:p>14.45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8.7383349947631">
                <text:p>58.7383349947631</text:p>
              </table:table-cell>
              <table:table-cell office:value-type="float" office:value="29.4788379669189">
                <text:p>29.4788379669189</text:p>
              </table:table-cell>
              <table:table-cell office:value-type="float" office:value="14.926">
                <text:p>14.92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60.8892630840419">
                <text:p>60.8892630840419</text:p>
              </table:table-cell>
              <table:table-cell office:value-type="float" office:value="30.4683039188385">
                <text:p>30.4683039188385</text:p>
              </table:table-cell>
              <table:table-cell office:value-type="float" office:value="15.571">
                <text:p>15.57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2.7931379303336">
                <text:p>62.7931379303336</text:p>
              </table:table-cell>
              <table:table-cell office:value-type="float" office:value="31.4924559593201">
                <text:p>31.4924559593201</text:p>
              </table:table-cell>
              <table:table-cell office:value-type="float" office:value="16.07">
                <text:p>16.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64.9032669108128">
                <text:p>64.9032669108128</text:p>
              </table:table-cell>
              <table:table-cell office:value-type="float" office:value="32.5210380554199">
                <text:p>32.5210380554199</text:p>
              </table:table-cell>
              <table:table-cell office:value-type="float" office:value="16.528">
                <text:p>16.52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7.6453109325375">
                <text:p>67.6453109325375</text:p>
              </table:table-cell>
              <table:table-cell office:value-type="float" office:value="33.5215210914612">
                <text:p>33.5215210914612</text:p>
              </table:table-cell>
              <table:table-cell office:value-type="float" office:value="17.173">
                <text:p>17.17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68.8503129200544">
                <text:p>68.8503129200544</text:p>
              </table:table-cell>
              <table:table-cell office:value-type="float" office:value="34.756148815155">
                <text:p>34.756148815155</text:p>
              </table:table-cell>
              <table:table-cell office:value-type="float" office:value="17.731">
                <text:p>17.73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71.2933970133308">
                <text:p>71.2933970133308</text:p>
              </table:table-cell>
              <table:table-cell office:value-type="float" office:value="36.0553340911865">
                <text:p>36.0553340911865</text:p>
              </table:table-cell>
              <table:table-cell office:value-type="float" office:value="18.22">
                <text:p>18.2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.3247201184277">
                <text:p>73.3247201184277</text:p>
              </table:table-cell>
              <table:table-cell office:value-type="float" office:value="37.108519077301">
                <text:p>37.108519077301</text:p>
              </table:table-cell>
              <table:table-cell office:value-type="float" office:value="18.768">
                <text:p>18.76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75.4259140751092">
                <text:p>75.4259140751092</text:p>
              </table:table-cell>
              <table:table-cell office:value-type="float" office:value="38.212819814682">
                <text:p>38.212819814682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8.4560749445809">
                <text:p>78.4560749445809</text:p>
              </table:table-cell>
              <table:table-cell office:value-type="float" office:value="39.2460081577301">
                <text:p>39.2460081577301</text:p>
              </table:table-cell>
              <table:table-cell office:value-type="float" office:value="19.926">
                <text:p>19.9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9.9518940211274">
                <text:p>79.9518940211274</text:p>
              </table:table-cell>
              <table:table-cell office:value-type="float" office:value="40.3845820426941">
                <text:p>40.3845820426941</text:p>
              </table:table-cell>
              <table:table-cell office:value-type="float" office:value="20.382">
                <text:p>20.38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82.7543679471128">
                <text:p>82.7543679471128</text:p>
              </table:table-cell>
              <table:table-cell office:value-type="float" office:value="41.2704408168793">
                <text:p>41.2704408168793</text:p>
              </table:table-cell>
              <table:table-cell office:value-type="float" office:value="21.026">
                <text:p>21.02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4.7968780042138">
                <text:p>84.7968780042138</text:p>
              </table:table-cell>
              <table:table-cell office:value-type="float" office:value="42.4225640296936">
                <text:p>42.4225640296936</text:p>
              </table:table-cell>
              <table:table-cell office:value-type="float" office:value="21.412">
                <text:p>21.41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86.7767109875567">
                <text:p>86.7767109875567</text:p>
              </table:table-cell>
              <table:table-cell office:value-type="float" office:value="43.7465238571167">
                <text:p>43.7465238571167</text:p>
              </table:table-cell>
              <table:table-cell office:value-type="float" office:value="21.979">
                <text:p>21.97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88.4315750270616">
                <text:p>88.4315750270616</text:p>
              </table:table-cell>
              <table:table-cell office:value-type="float" office:value="44.6392152309418">
                <text:p>44.6392152309418</text:p>
              </table:table-cell>
              <table:table-cell office:value-type="float" office:value="22.456">
                <text:p>22.45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90.5441871067742">
                <text:p>90.5441871067742</text:p>
              </table:table-cell>
              <table:table-cell office:value-type="float" office:value="45.5136139392853">
                <text:p>45.5136139392853</text:p>
              </table:table-cell>
              <table:table-cell office:value-type="float" office:value="23.082">
                <text:p>23.0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92.7178200008348">
                <text:p>92.7178200008348</text:p>
              </table:table-cell>
              <table:table-cell office:value-type="float" office:value="46.8057508468628">
                <text:p>46.8057508468628</text:p>
              </table:table-cell>
              <table:table-cell office:value-type="float" office:value="23.514">
                <text:p>23.51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94.8049749648198">
                <text:p>94.8049749648198</text:p>
              </table:table-cell>
              <table:table-cell office:value-type="float" office:value="47.7414839267731">
                <text:p>47.7414839267731</text:p>
              </table:table-cell>
              <table:table-cell office:value-type="float" office:value="24.154">
                <text:p>24.15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97.1481259096181">
                <text:p>97.1481259096181</text:p>
              </table:table-cell>
              <table:table-cell office:value-type="float" office:value="48.9044058322907">
                <text:p>48.9044058322907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9.1931030993583">
                <text:p>99.1931030993583</text:p>
              </table:table-cell>
              <table:table-cell office:value-type="float" office:value="50.0270209312439">
                <text:p>50.0270209312439</text:p>
              </table:table-cell>
              <table:table-cell office:value-type="float" office:value="25.328">
                <text:p>25.32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00.708740067435">
                <text:p>100.708740067435</text:p>
              </table:table-cell>
              <table:table-cell office:value-type="float" office:value="51.1729249954224">
                <text:p>51.1729249954224</text:p>
              </table:table-cell>
              <table:table-cell office:value-type="float" office:value="25.795">
                <text:p>25.7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2.554433057434">
                <text:p>102.554433057434</text:p>
              </table:table-cell>
              <table:table-cell office:value-type="float" office:value="52.1399199962616">
                <text:p>52.1399199962616</text:p>
              </table:table-cell>
              <table:table-cell office:value-type="float" office:value="26.264">
                <text:p>26.26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98971194448">
                <text:p>104.98971194448</text:p>
              </table:table-cell>
              <table:table-cell office:value-type="float" office:value="53.1940031051636">
                <text:p>53.1940031051636</text:p>
              </table:table-cell>
              <table:table-cell office:value-type="float" office:value="26.875">
                <text:p>26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9.88759231567383pt" style:font-size-asian="9.88759231567383pt" style:font-size-complex="9.88759231567383pt"/>
    </style:style>
    <style:style style:name="ch3" style:family="chart">
      <style:chart-properties chart:auto-position="true" chart:scale-text="true"/>
      <style:text-properties fo:font-size="8.36642456054688pt" style:font-size-asian="8.36642456054688pt" style:font-size-complex="8.36642456054688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7.6058406829834pt" style:font-size-asian="7.6058406829834pt" style:font-size-complex="7.6058406829834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link-data-style-to-source="false" chart:axis-position="0"/>
      <style:graphic-properties svg:stroke-color="#b3b3b3"/>
      <style:text-properties fo:font-size="7.6058406829834pt" style:font-size-asian="7.6058406829834pt" style:font-size-complex="7.6058406829834pt"/>
    </style:style>
    <style:style style:name="ch7" style:family="chart">
      <style:chart-properties chart:auto-position="true" chart:scale-text="true" style:rotation-angle="0"/>
      <style:text-properties fo:font-size="6.84525632858276pt" style:font-size-asian="6.84525632858276pt" style:font-size-complex="6.8452563285827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7.6058406829834pt" style:font-size-asian="7.6058406829834pt" style:font-size-complex="7.6058406829834pt"/>
    </style:style>
    <style:style style:name="ch10" style:family="chart">
      <style:chart-properties chart:auto-position="true" chart:scale-text="true" style:rotation-angle="90"/>
      <style:text-properties fo:font-size="6.84525632858276pt" style:font-size-asian="6.84525632858276pt" style:font-size-complex="6.84525632858276pt"/>
    </style:style>
    <style:style style:name="ch11" style:family="chart" style:data-style-name="N0">
      <style:chart-properties chart:symbol-type="none" chart:link-data-style-to-source="false"/>
      <style:graphic-properties svg:stroke-width="0.12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false"/>
      <style:graphic-properties svg:stroke-width="0.12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12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169cm" svg:height="11.757cm" xlink:href="." xlink:type="simple" chart:class="chart:line" chart:style-name="ch1">
        <chart:title svg:x="6.888cm" svg:y="0.371cm" chart:style-name="ch2">
          <text:p>Tiempo de estimación de computo</text:p>
        </chart:title>
        <chart:subtitle svg:x="8.605cm" svg:y="1.213cm" chart:style-name="ch3">
          <text:p>Modelo "Shen"</text:p>
        </chart:subtitle>
        <chart:legend chart:legend-position="end" svg:x="16.956cm" svg:y="5.24cm" style:legend-expansion="high" chart:style-name="ch4"/>
        <chart:plot-area chart:style-name="ch5" chart:data-source-has-labels="both" svg:x="1.245cm" svg:y="2.18cm" svg:width="14.946cm" svg:height="8.51cm">
          <chartooo:coordinate-region svg:x="1.893cm" svg:y="2.326cm" svg:width="14.138cm" svg:height="7.531cm"/>
          <chart:axis chart:dimension="x" chart:name="primary-x" chart:style-name="ch6" chartooo:axis-type="auto">
            <chartooo:date-scale/>
            <chart:title svg:x="8.065cm" svg:y="10.926cm" chart:style-name="ch7">
              <text:p>Iteraciones</text:p>
            </chart:title>
            <chart:categories table:cell-range-address="local-table.$A$2:.$A$51"/>
            <chart:grid chart:style-name="ch8" chart:class="major"/>
          </chart:axis>
          <chart:axis chart:dimension="y" chart:name="primary-y" chart:style-name="ch9">
            <chart:title svg:x="0.451cm" svg:y="7.061cm" chart:style-name="ch10">
              <text:p>Tiempo (s)</text:p>
            </chart:title>
            <chart:grid chart:style-name="ch8" chart:class="major"/>
          </chart:axis>
          <chart:series chart:style-name="ch11" chart:values-cell-range-address="local-table.$B$2:.$B$51" chart:label-cell-address="local-table.$B$1" chart:class="chart:line">
            <chart:data-point chart:repeated="50"/>
          </chart:series>
          <chart:series chart:style-name="ch12" chart:values-cell-range-address="local-table.$C$2:.$C$51" chart:label-cell-address="local-table.$C$1" chart:class="chart:line">
            <chart:data-point chart:repeated="50"/>
          </chart:series>
          <chart:series chart:style-name="ch13" chart:values-cell-range-address="local-table.$D$2:.$D$51" chart:label-cell-address="local-table.$D$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</table:table-cell>
              <table:table-cell office:value-type="string">
                <text:p>Python</text:p>
              </table:table-cell>
              <table:table-cell office:value-type="string">
                <text:p>Scila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905591808259487">
                <text:p>0.00905591808259487</text:p>
              </table:table-cell>
              <table:table-cell office:value-type="float" office:value="0.0000019073486328125">
                <text:p>0.000001907348632812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70079095987603">
                <text:p>0.0170079095987603</text:p>
              </table:table-cell>
              <table:table-cell office:value-type="float" office:value="0.00348782539367676">
                <text:p>0.0034878253936767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52930076094344">
                <text:p>0.0252930076094344</text:p>
              </table:table-cell>
              <table:table-cell office:value-type="float" office:value="0.00681304931640625">
                <text:p>0.0068130493164062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37939230958">
                <text:p>0.0337939230958</text:p>
              </table:table-cell>
              <table:table-cell office:value-type="float" office:value="0.00999307632446289">
                <text:p>0.0099930763244628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22089779749513">
                <text:p>0.0422089779749513</text:p>
              </table:table-cell>
              <table:table-cell office:value-type="float" office:value="0.0132930278778076">
                <text:p>0.013293027877807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07720274617896">
                <text:p>0.0507720274617896</text:p>
              </table:table-cell>
              <table:table-cell office:value-type="float" office:value="0.0163772106170654">
                <text:p>0.01637721061706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94559203600511">
                <text:p>0.0594559203600511</text:p>
              </table:table-cell>
              <table:table-cell office:value-type="float" office:value="0.0196750164031982">
                <text:p>0.019675016403198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72190339537337">
                <text:p>0.0672190339537337</text:p>
              </table:table-cell>
              <table:table-cell office:value-type="float" office:value="0.0230238437652588">
                <text:p>0.0230238437652588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4716066592373">
                <text:p>0.074716066592373</text:p>
              </table:table-cell>
              <table:table-cell office:value-type="float" office:value="0.0264730453491211">
                <text:p>0.026473045349121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34700105478987">
                <text:p>0.0834700105478987</text:p>
              </table:table-cell>
              <table:table-cell office:value-type="float" office:value="0.029487133026123">
                <text:p>0.02948713302612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30801060749218">
                <text:p>0.0930801060749218</text:p>
              </table:table-cell>
              <table:table-cell office:value-type="float" office:value="0.0326130390167236">
                <text:p>0.0326130390167236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00434069056064">
                <text:p>0.100434069056064</text:p>
              </table:table-cell>
              <table:table-cell office:value-type="float" office:value="0.0360820293426514">
                <text:p>0.0360820293426514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08442923170514">
                <text:p>0.108442923170514</text:p>
              </table:table-cell>
              <table:table-cell office:value-type="float" office:value="0.0393280982971191">
                <text:p>0.0393280982971191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3017052412033">
                <text:p>0.113017052412033</text:p>
              </table:table-cell>
              <table:table-cell office:value-type="float" office:value="0.0426709651947022">
                <text:p>0.0426709651947022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20733112795278">
                <text:p>0.120733112795278</text:p>
              </table:table-cell>
              <table:table-cell office:value-type="float" office:value="0.0456361770629883">
                <text:p>0.0456361770629883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000594987534">
                <text:p>0.13000594987534</text:p>
              </table:table-cell>
              <table:table-cell office:value-type="float" office:value="0.048893928527832">
                <text:p>0.048893928527832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37595990556292">
                <text:p>0.137595990556292</text:p>
              </table:table-cell>
              <table:table-cell office:value-type="float" office:value="0.0519509315490723">
                <text:p>0.0519509315490723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48039073683322">
                <text:p>0.148039073683322</text:p>
              </table:table-cell>
              <table:table-cell office:value-type="float" office:value="0.0551140308380127">
                <text:p>0.0551140308380127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55572981806472">
                <text:p>0.155572981806472</text:p>
              </table:table-cell>
              <table:table-cell office:value-type="float" office:value="0.0582590103149414">
                <text:p>0.0582590103149414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63381021469831">
                <text:p>0.163381021469831</text:p>
              </table:table-cell>
              <table:table-cell office:value-type="float" office:value="0.0620520114898682">
                <text:p>0.0620520114898682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71483023092151">
                <text:p>0.171483023092151</text:p>
              </table:table-cell>
              <table:table-cell office:value-type="float" office:value="0.0650019645690918">
                <text:p>0.065001964569091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78082046099007">
                <text:p>0.178082046099007</text:p>
              </table:table-cell>
              <table:table-cell office:value-type="float" office:value="0.0679619312286377">
                <text:p>0.0679619312286377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88230093917809">
                <text:p>0.188230093917809</text:p>
              </table:table-cell>
              <table:table-cell office:value-type="float" office:value="0.0711801052093506">
                <text:p>0.0711801052093506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198734104982577">
                <text:p>0.198734104982577</text:p>
              </table:table-cell>
              <table:table-cell office:value-type="float" office:value="0.0746009349822998">
                <text:p>0.074600934982299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06347115687095">
                <text:p>0.206347115687095</text:p>
              </table:table-cell>
              <table:table-cell office:value-type="float" office:value="0.0778520107269287">
                <text:p>0.0778520107269287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1419695741497">
                <text:p>0.21419695741497</text:p>
              </table:table-cell>
              <table:table-cell office:value-type="float" office:value="0.0808470249176025">
                <text:p>0.0808470249176025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2182210360188">
                <text:p>0.22182210360188</text:p>
              </table:table-cell>
              <table:table-cell office:value-type="float" office:value="0.0842149257659912">
                <text:p>0.084214925765991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30309106176719">
                <text:p>0.230309106176719</text:p>
              </table:table-cell>
              <table:table-cell office:value-type="float" office:value="0.0869619846343994">
                <text:p>0.0869619846343994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3825893655885">
                <text:p>0.23825893655885</text:p>
              </table:table-cell>
              <table:table-cell office:value-type="float" office:value="0.0902409553527832">
                <text:p>0.0902409553527832</text:p>
              </table:table-cell>
              <table:table-cell office:value-type="float" office:value="0.381">
                <text:p>0.38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46201908797957">
                <text:p>0.246201908797957</text:p>
              </table:table-cell>
              <table:table-cell office:value-type="float" office:value="0.0932788848876953">
                <text:p>0.0932788848876953</text:p>
              </table:table-cell>
              <table:table-cell office:value-type="float" office:value="0.394">
                <text:p>0.39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58587910211645">
                <text:p>0.258587910211645</text:p>
              </table:table-cell>
              <table:table-cell office:value-type="float" office:value="0.0972650051116943">
                <text:p>0.0972650051116943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68093071761541">
                <text:p>0.268093071761541</text:p>
              </table:table-cell>
              <table:table-cell office:value-type="float" office:value="0.100822925567627">
                <text:p>0.100822925567627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75591023731977">
                <text:p>0.275591023731977</text:p>
              </table:table-cell>
              <table:table-cell office:value-type="float" office:value="0.103502988815308">
                <text:p>0.103502988815308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84280022839084">
                <text:p>0.284280022839084</text:p>
              </table:table-cell>
              <table:table-cell office:value-type="float" office:value="0.107244968414307">
                <text:p>0.107244968414307</text:p>
              </table:table-cell>
              <table:table-cell office:value-type="float" office:value="0.446">
                <text:p>0.44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292376933386549">
                <text:p>0.292376933386549</text:p>
              </table:table-cell>
              <table:table-cell office:value-type="float" office:value="0.110137939453125">
                <text:p>0.110137939453125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299407885875553">
                <text:p>0.299407885875553</text:p>
              </table:table-cell>
              <table:table-cell office:value-type="float" office:value="0.11340594291687">
                <text:p>0.11340594291687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07362997089513">
                <text:p>0.307362997089513</text:p>
              </table:table-cell>
              <table:table-cell office:value-type="float" office:value="0.11611008644104">
                <text:p>0.11611008644104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14079935546033">
                <text:p>0.314079935546033</text:p>
              </table:table-cell>
              <table:table-cell office:value-type="float" office:value="0.119749069213867">
                <text:p>0.119749069213867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25179117615335">
                <text:p>0.325179117615335</text:p>
              </table:table-cell>
              <table:table-cell office:value-type="float" office:value="0.123273849487305">
                <text:p>0.123273849487305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1620910437778">
                <text:p>0.331620910437778</text:p>
              </table:table-cell>
              <table:table-cell office:value-type="float" office:value="0.124331951141357">
                <text:p>0.124331951141357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39671005960554">
                <text:p>0.339671005960554</text:p>
              </table:table-cell>
              <table:table-cell office:value-type="float" office:value="0.128495931625366">
                <text:p>0.128495931625366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349628926487639">
                <text:p>0.349628926487639</text:p>
              </table:table-cell>
              <table:table-cell office:value-type="float" office:value="0.131221055984497">
                <text:p>0.131221055984497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51891944068484">
                <text:p>0.351891944068484</text:p>
              </table:table-cell>
              <table:table-cell office:value-type="float" office:value="0.134374141693115">
                <text:p>0.13437414169311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62528885249048">
                <text:p>0.362528885249048</text:p>
              </table:table-cell>
              <table:table-cell office:value-type="float" office:value="0.137845993041992">
                <text:p>0.137845993041992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70512983994558">
                <text:p>0.370512983994558</text:p>
              </table:table-cell>
              <table:table-cell office:value-type="float" office:value="0.141395092010498">
                <text:p>0.141395092010498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7566398200579">
                <text:p>0.37566398200579</text:p>
              </table:table-cell>
              <table:table-cell office:value-type="float" office:value="0.144706964492798">
                <text:p>0.144706964492798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8634098356124">
                <text:p>0.38634098356124</text:p>
              </table:table-cell>
              <table:table-cell office:value-type="float" office:value="0.147479057312012">
                <text:p>0.147479057312012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395201030769385">
                <text:p>0.395201030769385</text:p>
              </table:table-cell>
              <table:table-cell office:value-type="float" office:value="0.150941133499146">
                <text:p>0.150941133499146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40223695570603">
                <text:p>0.40223695570603</text:p>
              </table:table-cell>
              <table:table-cell office:value-type="float" office:value="0.153486013412476">
                <text:p>0.153486013412476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10443950211629">
                <text:p>0.410443950211629</text:p>
              </table:table-cell>
              <table:table-cell office:value-type="float" office:value="0.156819820404053">
                <text:p>0.156819820404053</text:p>
              </table:table-cell>
              <table:table-cell office:value-type="float" office:value="0.648">
                <text:p>0.6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9.91493034362793pt" style:font-size-asian="9.91493034362793pt" style:font-size-complex="9.91493034362793pt"/>
    </style:style>
    <style:style style:name="ch3" style:family="chart">
      <style:chart-properties chart:auto-position="true" chart:scale-text="true"/>
      <style:text-properties fo:font-size="8.38955688476563pt" style:font-size-asian="8.38955688476563pt" style:font-size-complex="8.38955688476563pt"/>
    </style:style>
    <style:style style:name="ch4" style:family="chart">
      <style:chart-properties chart:auto-position="true" chart:scale-text="true"/>
      <style:graphic-properties draw:stroke="none" svg:stroke-color="#b3b3b3" draw:fill="none" draw:fill-color="#e6e6e6"/>
      <style:text-properties fo:font-size="7.62686967849731pt" style:font-size-asian="7.62686967849731pt" style:font-size-complex="7.62686967849731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label-arrangement="stagger-even" chart:link-data-style-to-source="false" chart:axis-position="0"/>
      <style:graphic-properties svg:stroke-color="#b3b3b3"/>
      <style:text-properties fo:font-size="7.62686967849731pt" style:font-size-asian="7.62686967849731pt" style:font-size-complex="7.62686967849731pt"/>
    </style:style>
    <style:style style:name="ch7" style:family="chart">
      <style:chart-properties chart:auto-position="true" chart:scale-text="true" style:rotation-angle="0"/>
      <style:text-properties fo:font-size="6.86418294906616pt" style:font-size-asian="6.86418294906616pt" style:font-size-complex="6.8641829490661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cale-text="true"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7.62686967849731pt" style:font-size-asian="7.62686967849731pt" style:font-size-complex="7.62686967849731pt"/>
    </style:style>
    <style:style style:name="ch10" style:family="chart">
      <style:chart-properties chart:auto-position="true" chart:scale-text="true" style:rotation-angle="90"/>
      <style:text-properties fo:font-size="6.86418294906616pt" style:font-size-asian="6.86418294906616pt" style:font-size-complex="6.86418294906616pt"/>
    </style:style>
    <style:style style:name="ch11" style:family="chart" style:data-style-name="N0">
      <style:chart-properties chart:symbol-type="none" chart:link-data-style-to-source="false"/>
      <style:graphic-properties svg:stroke-width="0.12cm" svg:stroke-color="#004586" draw:fill-color="#004586"/>
      <style:text-properties fo:font-size="10pt" style:font-size-asian="10pt" style:font-size-complex="10pt"/>
    </style:style>
    <style:style style:name="ch12" style:family="chart" style:data-style-name="N60">
      <style:chart-properties chart:symbol-type="none" chart:link-data-style-to-source="false"/>
      <style:graphic-properties svg:stroke-width="0.12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12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222cm" svg:height="12.712cm" xlink:href="." xlink:type="simple" chart:class="chart:line" chart:style-name="ch1">
        <chart:title svg:x="6.915cm" svg:y="0.39cm" chart:style-name="ch2">
          <text:p>Tiempo de estimación de computo</text:p>
        </chart:title>
        <chart:subtitle svg:x="8.46cm" svg:y="1.251cm" chart:style-name="ch3">
          <text:p>Modelo "Polanch"</text:p>
        </chart:subtitle>
        <chart:legend chart:legend-position="end" svg:x="17.01cm" svg:y="5.718cm" style:legend-expansion="high" chart:style-name="ch4"/>
        <chart:plot-area chart:style-name="ch5" chart:data-source-has-labels="both" svg:x="1.246cm" svg:y="2.256cm" svg:width="14.996cm" svg:height="9.37cm">
          <chartooo:coordinate-region svg:x="1.894cm" svg:y="2.402cm" svg:width="14.187cm" svg:height="8.391cm"/>
          <chart:axis chart:dimension="x" chart:name="primary-x" chart:style-name="ch6" chartooo:axis-type="auto">
            <chartooo:date-scale/>
            <chart:title svg:x="8.091cm" svg:y="11.881cm" chart:style-name="ch7">
              <text:p>Iteraciones</text:p>
            </chart:title>
            <chart:categories table:cell-range-address="local-table.$A$2:.$A$51"/>
            <chart:grid chart:style-name="ch8" chart:class="major"/>
          </chart:axis>
          <chart:axis chart:dimension="y" chart:name="primary-y" chart:style-name="ch9">
            <chart:title svg:x="0.451cm" svg:y="7.567cm" chart:style-name="ch10">
              <text:p>Tiempo (s)</text:p>
            </chart:title>
            <chart:grid chart:style-name="ch8" chart:class="major"/>
          </chart:axis>
          <chart:series chart:style-name="ch11" chart:values-cell-range-address="local-table.$B$2:.$B$51" chart:label-cell-address="local-table.$B$1" chart:class="chart:line">
            <chart:data-point chart:repeated="50"/>
          </chart:series>
          <chart:series chart:style-name="ch12" chart:values-cell-range-address="local-table.$C$2:.$C$51" chart:label-cell-address="local-table.$C$1" chart:class="chart:line">
            <chart:data-point chart:repeated="50"/>
          </chart:series>
          <chart:series chart:style-name="ch13" chart:values-cell-range-address="local-table.$D$2:.$D$51" chart:label-cell-address="local-table.$D$1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ave</text:p>
              </table:table-cell>
              <table:table-cell office:value-type="string">
                <text:p>Python</text:p>
              </table:table-cell>
              <table:table-cell office:value-type="string">
                <text:p>Scila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00906408426817507">
                <text:p>0.00906408426817507</text:p>
              </table:table-cell>
              <table:table-cell office:value-type="float" office:value="0.00000095367431640625">
                <text:p>0.0000009536743164062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75809551728889">
                <text:p>0.0175809551728889</text:p>
              </table:table-cell>
              <table:table-cell office:value-type="float" office:value="0.00329089164733887">
                <text:p>0.0032908916473388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261930144624785">
                <text:p>0.0261930144624785</text:p>
              </table:table-cell>
              <table:table-cell office:value-type="float" office:value="0.00651097297668457">
                <text:p>0.0065109729766845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350140624213964">
                <text:p>0.0350140624213964</text:p>
              </table:table-cell>
              <table:table-cell office:value-type="float" office:value="0.00964617729187012">
                <text:p>0.0096461772918701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436419944744557">
                <text:p>0.0436419944744557</text:p>
              </table:table-cell>
              <table:table-cell office:value-type="float" office:value="0.0128500461578369">
                <text:p>0.012850046157836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23869559401646">
                <text:p>0.0523869559401646</text:p>
              </table:table-cell>
              <table:table-cell office:value-type="float" office:value="0.0160009860992432">
                <text:p>0.016000986099243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1731975292787">
                <text:p>0.061731975292787</text:p>
              </table:table-cell>
              <table:table-cell office:value-type="float" office:value="0.0192711353302002">
                <text:p>0.0192711353302002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704530805815011">
                <text:p>0.0704530805815011</text:p>
              </table:table-cell>
              <table:table-cell office:value-type="float" office:value="0.0225610733032227">
                <text:p>0.0225610733032227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786190940998495">
                <text:p>0.0786190940998495</text:p>
              </table:table-cell>
              <table:table-cell office:value-type="float" office:value="0.0255489349365234">
                <text:p>0.025548934936523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873241156805307">
                <text:p>0.0873241156805307</text:p>
              </table:table-cell>
              <table:table-cell office:value-type="float" office:value="0.028670072555542">
                <text:p>0.028670072555542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967660814058036">
                <text:p>0.0967660814058036</text:p>
              </table:table-cell>
              <table:table-cell office:value-type="float" office:value="0.0317490100860596">
                <text:p>0.0317490100860596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05367977055721">
                <text:p>0.105367977055721</text:p>
              </table:table-cell>
              <table:table-cell office:value-type="float" office:value="0.0348269939422607">
                <text:p>0.0348269939422607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13624973688275">
                <text:p>0.113624973688275</text:p>
              </table:table-cell>
              <table:table-cell office:value-type="float" office:value="0.0378649234771729">
                <text:p>0.0378649234771729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118230942985974">
                <text:p>0.118230942985974</text:p>
              </table:table-cell>
              <table:table-cell office:value-type="float" office:value="0.0410559177398682">
                <text:p>0.0410559177398682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26582062919624">
                <text:p>0.126582062919624</text:p>
              </table:table-cell>
              <table:table-cell office:value-type="float" office:value="0.0440759658813477">
                <text:p>0.0440759658813477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35386079433374">
                <text:p>0.135386079433374</text:p>
              </table:table-cell>
              <table:table-cell office:value-type="float" office:value="0.0472230911254883">
                <text:p>0.0472230911254883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143470025155693">
                <text:p>0.143470025155693</text:p>
              </table:table-cell>
              <table:table-cell office:value-type="float" office:value="0.0501830577850342">
                <text:p>0.0501830577850342</text:p>
              </table:table-cell>
              <table:table-cell office:value-type="float" office:value="0.224">
                <text:p>0.22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55035943957046">
                <text:p>0.155035943957046</text:p>
              </table:table-cell>
              <table:table-cell office:value-type="float" office:value="0.053386926651001">
                <text:p>0.053386926651001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63762109703384">
                <text:p>0.163762109703384</text:p>
              </table:table-cell>
              <table:table-cell office:value-type="float" office:value="0.0568239688873291">
                <text:p>0.0568239688873291</text:p>
              </table:table-cell>
              <table:table-cell office:value-type="float" office:value="0.249">
                <text:p>0.2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71356894657947">
                <text:p>0.171356894657947</text:p>
              </table:table-cell>
              <table:table-cell office:value-type="float" office:value="0.0606060028076172">
                <text:p>0.0606060028076172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8164195609279">
                <text:p>0.18164195609279</text:p>
              </table:table-cell>
              <table:table-cell office:value-type="float" office:value="0.0626709461212158">
                <text:p>0.0626709461212158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89258029568009">
                <text:p>0.189258029568009</text:p>
              </table:table-cell>
              <table:table-cell office:value-type="float" office:value="0.0660591125488281">
                <text:p>0.0660591125488281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199220982729457">
                <text:p>0.199220982729457</text:p>
              </table:table-cell>
              <table:table-cell office:value-type="float" office:value="0.0695338249206543">
                <text:p>0.0695338249206543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07558032707311">
                <text:p>0.207558032707311</text:p>
              </table:table-cell>
              <table:table-cell office:value-type="float" office:value="0.0726611614227295">
                <text:p>0.0726611614227295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15525099774823">
                <text:p>0.215525099774823</text:p>
              </table:table-cell>
              <table:table-cell office:value-type="float" office:value="0.0757238864898682">
                <text:p>0.0757238864898682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22914963611402">
                <text:p>0.222914963611402</text:p>
              </table:table-cell>
              <table:table-cell office:value-type="float" office:value="0.0788800716400147">
                <text:p>0.0788800716400147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32022053096443">
                <text:p>0.232022053096443</text:p>
              </table:table-cell>
              <table:table-cell office:value-type="float" office:value="0.0815930366516113">
                <text:p>0.0815930366516113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39955069497228">
                <text:p>0.239955069497228</text:p>
              </table:table-cell>
              <table:table-cell office:value-type="float" office:value="0.0849730968475342">
                <text:p>0.0849730968475342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48938117059879">
                <text:p>0.248938117059879</text:p>
              </table:table-cell>
              <table:table-cell office:value-type="float" office:value="0.0882620811462402">
                <text:p>0.088262081146240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57561889593489">
                <text:p>0.257561889593489</text:p>
              </table:table-cell>
              <table:table-cell office:value-type="float" office:value="0.0913920402526856">
                <text:p>0.0913920402526856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68049045815133">
                <text:p>0.268049045815133</text:p>
              </table:table-cell>
              <table:table-cell office:value-type="float" office:value="0.0958731174468994">
                <text:p>0.0958731174468994</text:p>
              </table:table-cell>
              <table:table-cell office:value-type="float" office:value="0.407">
                <text:p>0.4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79785908292979">
                <text:p>0.279785908292979</text:p>
              </table:table-cell>
              <table:table-cell office:value-type="float" office:value="0.0991761684417725">
                <text:p>0.0991761684417725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89076907909475">
                <text:p>0.289076907909475</text:p>
              </table:table-cell>
              <table:table-cell office:value-type="float" office:value="0.102193117141724">
                <text:p>0.102193117141724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296642887638882">
                <text:p>0.296642887638882</text:p>
              </table:table-cell>
              <table:table-cell office:value-type="float" office:value="0.105121850967407">
                <text:p>0.105121850967407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305923003819771">
                <text:p>0.305923003819771</text:p>
              </table:table-cell>
              <table:table-cell office:value-type="float" office:value="0.108121871948242">
                <text:p>0.108121871948242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314323992352001">
                <text:p>0.314323992352001</text:p>
              </table:table-cell>
              <table:table-cell office:value-type="float" office:value="0.111487865447998">
                <text:p>0.111487865447998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322068936657161">
                <text:p>0.322068936657161</text:p>
              </table:table-cell>
              <table:table-cell office:value-type="float" office:value="0.114681959152222">
                <text:p>0.114681959152222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330695001059212">
                <text:p>0.330695001059212</text:p>
              </table:table-cell>
              <table:table-cell office:value-type="float" office:value="0.117998838424683">
                <text:p>0.117998838424683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340530990390107">
                <text:p>0.340530990390107</text:p>
              </table:table-cell>
              <table:table-cell office:value-type="float" office:value="0.121092081069946">
                <text:p>0.121092081069946</text:p>
              </table:table-cell>
              <table:table-cell office:value-type="float" office:value="0.511">
                <text:p>0.5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8008951637894">
                <text:p>0.348008951637894</text:p>
              </table:table-cell>
              <table:table-cell office:value-type="float" office:value="0.122988939285278">
                <text:p>0.12298893928527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356558936531655">
                <text:p>0.356558936531655</text:p>
              </table:table-cell>
              <table:table-cell office:value-type="float" office:value="0.126321077346802">
                <text:p>0.12632107734680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36200497392565">
                <text:p>0.36200497392565</text:p>
              </table:table-cell>
              <table:table-cell office:value-type="float" office:value="0.129475116729736">
                <text:p>0.129475116729736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369498114450835">
                <text:p>0.369498114450835</text:p>
              </table:table-cell>
              <table:table-cell office:value-type="float" office:value="0.132830858230591">
                <text:p>0.13283085823059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37886205711402">
                <text:p>0.37886205711402</text:p>
              </table:table-cell>
              <table:table-cell office:value-type="float" office:value="0.135491847991943">
                <text:p>0.135491847991943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387780994526111">
                <text:p>0.387780994526111</text:p>
              </table:table-cell>
              <table:table-cell office:value-type="float" office:value="0.138736963272095">
                <text:p>0.138736963272095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396375912823714">
                <text:p>0.396375912823714</text:p>
              </table:table-cell>
              <table:table-cell office:value-type="float" office:value="0.142230987548828">
                <text:p>0.142230987548828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40446495404467">
                <text:p>0.40446495404467</text:p>
              </table:table-cell>
              <table:table-cell office:value-type="float" office:value="0.144603967666626">
                <text:p>0.144603967666626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411039989558048">
                <text:p>0.411039989558048</text:p>
              </table:table-cell>
              <table:table-cell office:value-type="float" office:value="0.147764921188355">
                <text:p>0.147764921188355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419160897377878">
                <text:p>0.419160897377878</text:p>
              </table:table-cell>
              <table:table-cell office:value-type="float" office:value="0.151024103164673">
                <text:p>0.151024103164673</text:p>
              </table:table-cell>
              <table:table-cell office:value-type="float" office:value="0.634">
                <text:p>0.6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29123093839735">
                <text:p>0.429123093839735</text:p>
              </table:table-cell>
              <table:table-cell office:value-type="float" office:value="0.154258012771606">
                <text:p>0.154258012771606</text:p>
              </table:table-cell>
              <table:table-cell office:value-type="float" office:value="0.649">
                <text:p>0.6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